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33cm" style:rel-column-width="11308*"/>
    </style:style>
    <style:style style:name="Tableau1.B" style:family="table-column">
      <style:table-column-properties style:column-width="3.748cm" style:rel-column-width="14450*"/>
    </style:style>
    <style:style style:name="Tableau1.C" style:family="table-column">
      <style:table-column-properties style:column-width="3.131cm" style:rel-column-width="12070*"/>
    </style:style>
    <style:style style:name="Tableau1.D" style:family="table-column">
      <style:table-column-properties style:column-width="3.505cm" style:rel-column-width="13512*"/>
    </style:style>
    <style:style style:name="Tableau1.E" style:family="table-column">
      <style:table-column-properties style:column-width="3.681cm" style:rel-column-width="14195*"/>
    </style:style>
    <style:style style:name="Tableau1.1" style:family="table-row">
      <style:table-row-properties style:row-height="0.6cm"/>
    </style:style>
    <style:style style:name="Tableau1.A1" style:family="table-cell">
      <style:table-cell-properties fo:background-color="#99cc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au1.C1" style:family="table-cell">
      <style:table-cell-properties fo:background-color="#99ccff" fo:padding="0.097cm" fo:border="0.018cm solid #000000">
        <style:background-image/>
      </style:table-cell-properties>
    </style:style>
    <style:style style:name="Tableau1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E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17" style:family="table-row">
      <style:table-row-properties style:row-height="1.12cm"/>
    </style:style>
    <style:style style:name="Tableau1.35" style:family="table-row">
      <style:table-row-properties style:min-row-height="4.039cm"/>
    </style:style>
    <style:style style:name="Tableau1.A35" style:family="table-cell">
      <style:table-cell-properties fo:padding="0.097cm" fo:border="0.088cm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fo:font-size="11pt" fo:background-color="transparent" style:font-size-asian="11pt" style:font-size-complex="11pt"/>
    </style:style>
    <style:style style:name="P5" style:family="paragraph" style:parent-style-name="Table_20_Contents"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background-color="transparent" style:font-size-asian="11pt" style:font-size-complex="11pt"/>
    </style:style>
    <style:style style:name="P8" style:family="paragraph" style:parent-style-name="Table_20_Contents">
      <style:paragraph-properties fo:margin-left="0.014cm" fo:margin-right="0.014cm" fo:text-indent="0cm" style:auto-text-indent="false"/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">Google Maps</text:p>
          </table:table-cell>
          <table:covered-table-cell/>
          <table:table-cell table:style-name="Tableau1.C1" table:number-columns-spanned="3" office:value-type="string">
            <text:p text:style-name="P1">http://maps.google.fr/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1">Fonctionallités de geotagging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Information liées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7"/>
          </table:table-cell>
          <table:table-cell table:style-name="Tableau1.A4" office:value-type="string">
            <text:p text:style-name="P7">texte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image</text:p>
          </table:table-cell>
          <table:table-cell table:style-name="Tableau1.E4" office:value-type="string">
            <text:p text:style-name="P7">Oui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son</text:p>
          </table:table-cell>
          <table:table-cell table:style-name="Tableau1.C4" office:value-type="string">
            <text:p text:style-name="P7">Oui</text:p>
          </table:table-cell>
          <table:table-cell table:style-name="Tableau1.A4" office:value-type="string">
            <text:p text:style-name="P7">vidéo</text:p>
          </table:table-cell>
          <table:table-cell table:style-name="Tableau1.E4" office:value-type="string">
            <text:p text:style-name="P7">Oui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>Limite taille </text:p>
          </table:table-cell>
          <table:covered-table-cell/>
          <table:table-cell table:style-name="Tableau1.E4" table:number-columns-spanned="2" office:value-type="string">
            <text:p text:style-name="P4">commentaire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Publication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7"/>
          </table:table-cell>
          <table:table-cell table:style-name="Tableau1.A4" office:value-type="string">
            <text:p text:style-name="P7">Public</text:p>
          </table:table-cell>
          <table:table-cell table:style-name="Tableau1.A4" office:value-type="string">
            <text:p text:style-name="P7">officiel</text:p>
          </table:table-cell>
          <table:table-cell table:style-name="Tableau1.E4" table:number-columns-spanned="2" office:value-type="string">
            <text:p text:style-name="P7">Oui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/>
          </table:table-cell>
          <table:table-cell table:style-name="Tableau1.A4" office:value-type="string">
            <text:p text:style-name="P7">particulier</text:p>
          </table:table-cell>
          <table:table-cell table:style-name="Tableau1.E4" table:number-columns-spanned="2" office:value-type="string">
            <text:p text:style-name="P7">Oui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>Privée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Limite de nombre</text:p>
          </table:table-cell>
          <table:table-cell table:style-name="Tableau1.E4" office:value-type="string">
            <text:p text:style-name="P7">/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Partageable</text:p>
          </table:table-cell>
          <table:table-cell table:style-name="Tableau1.E4" office:value-type="string">
            <text:p text:style-name="P7">Oui</text:p>
          </table:table-cell>
        </table:table-row>
        <table:table-row table:style-name="Tableau1.1">
          <table:table-cell table:style-name="Tableau1.A4" office:value-type="string">
            <text:p text:style-name="P6">Import/Export</text:p>
          </table:table-cell>
          <table:table-cell table:style-name="Tableau1.E4" table:number-columns-spanned="4" office:value-type="string">
            <text:p text:style-name="P7">Import / export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Typologi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5"/>
          </table:table-cell>
          <table:table-cell table:style-name="Tableau1.A4" office:value-type="string">
            <text:p text:style-name="P5">Liste de tags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Liste ordonnée</text:p>
          </table:table-cell>
          <table:table-cell table:style-name="Tableau1.E4" office:value-type="string">
            <text:p text:style-name="P7">Oui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Réseau</text:p>
          </table:table-cell>
          <table:table-cell table:style-name="Tableau1.E4" office:value-type="string">
            <text:p text:style-name="P7">Oui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Courbe</text:p>
          </table:table-cell>
          <table:table-cell table:style-name="Tableau1.C4" office:value-type="string">
            <text:p text:style-name="P7">Oui</text:p>
          </table:table-cell>
          <table:table-cell table:style-name="Tableau1.A4" office:value-type="string">
            <text:p text:style-name="P5">Surface</text:p>
          </table:table-cell>
          <table:table-cell table:style-name="Tableau1.E4" office:value-type="string">
            <text:p text:style-name="P7">Oui</text:p>
          </table:table-cell>
        </table:table-row>
        <table:table-row table:style-name="Tableau1.17">
          <table:covered-table-cell/>
          <table:table-cell table:style-name="Tableau1.A4" office:value-type="string">
            <text:p text:style-name="P7">2D/3D</text:p>
          </table:table-cell>
          <table:table-cell table:style-name="Tableau1.C4" office:value-type="string">
            <text:p text:style-name="P7">2D (3D google earth)</text:p>
          </table:table-cell>
          <table:table-cell table:style-name="Tableau1.A4" office:value-type="string">
            <text:p text:style-name="P5">Volum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table-cell table:style-name="Tableau1.A4" office:value-type="string">
            <text:p text:style-name="P6">Méta-Données</text:p>
          </table:table-cell>
          <table:table-cell table:style-name="Tableau1.E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3">Ergonomie et aut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Général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Temps inscription</text:p>
          </table:table-cell>
          <table:covered-table-cell/>
          <table:table-cell table:style-name="Tableau1.E4" table:number-columns-spanned="2" office:value-type="string">
            <text:p text:style-name="P2">Compte google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Temps insertion simple</text:p>
          </table:table-cell>
          <table:covered-table-cell/>
          <table:table-cell table:style-name="Tableau1.E4" table:number-columns-spanned="2" office:value-type="string">
            <text:p text:style-name="P2">Très simple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5">Repositionnement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2">Stockage des fichiers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Moteur graphiqu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office:value-type="string">
            <text:p text:style-name="P5">Nom du moteur</text:p>
          </table:table-cell>
          <table:table-cell table:style-name="Tableau1.C4" office:value-type="string">
            <text:p text:style-name="P5">google</text:p>
          </table:table-cell>
          <table:table-cell table:style-name="Tableau1.A4" office:value-type="string">
            <text:p text:style-name="P5">Carte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Zoom </text:p>
          </table:table-cell>
          <table:table-cell table:style-name="Tableau1.C4" office:value-type="string">
            <text:p text:style-name="P5">Puissant</text:p>
          </table:table-cell>
          <table:table-cell table:style-name="Tableau1.A4" office:value-type="string">
            <text:p text:style-name="P5">Qualité image</text:p>
          </table:table-cell>
          <table:table-cell table:style-name="Tableau1.E4" office:value-type="string">
            <text:p text:style-name="P5">Excellente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Déplacement</text:p>
          </table:table-cell>
          <table:table-cell table:style-name="Tableau1.C4" office:value-type="string">
            <text:p text:style-name="P5">Puissant</text:p>
          </table:table-cell>
          <table:table-cell table:style-name="Tableau1.A4" office:value-type="string">
            <text:p text:style-name="P5">Aérienne/Satellite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Gestion communautai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Appartenance d'un tag à un groupe</text:p>
          </table:table-cell>
          <table:covered-table-cell/>
          <table:table-cell table:style-name="Tableau1.E4" table:number-columns-spanned="2" office:value-type="string">
            <text:p text:style-name="P5">plusieurs groupe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Appartenance d'une personne à des groupe</text:p>
          </table:table-cell>
          <table:covered-table-cell/>
          <table:table-cell table:style-name="Tableau1.E4" table:number-columns-spanned="2" office:value-type="string">
            <text:p text:style-name="P5">plusieurs groupe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Groupe hiérarchiqu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Recherch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2" office:value-type="string">
            <text:p text:style-name="P5"/>
          </table:table-cell>
          <table:table-cell table:style-name="Tableau1.A4" office:value-type="string">
            <text:p text:style-name="P5">Par contenu du tag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8">Par date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Par lieu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Tri possible</text:p>
          </table:table-cell>
          <table:table-cell table:style-name="Tableau1.E4" office:value-type="string">
            <text:p text:style-name="P5">Oui</text:p>
          </table:table-cell>
        </table:table-row>
        <table:table-row table:style-name="Tableau1.35">
          <table:table-cell table:style-name="Tableau1.A35" table:number-columns-spanned="5" office:value-type="string">
            <text:p text:style-name="P5">Autres commentaires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1-17T12:58:38</meta:creation-date>
    <dc:date>2009-01-12T03:11:41.13</dc:date>
    <meta:editing-cycles>14</meta:editing-cycles>
    <meta:editing-duration>PT1H41M6S</meta:editing-duration>
    <meta:document-statistic meta:table-count="1" meta:image-count="0" meta:object-count="0" meta:page-count="1" meta:paragraph-count="84" meta:word-count="133" meta:character-count="844"/>
    <meta:user-defined meta:name="Info 1"/>
    <meta:user-defined meta:name="Info 2"/>
    <meta:user-defined meta:name="Info 3"/>
    <meta:user-defined meta:name="Info 4"/>
  </office:meta>
</office:document-meta>
</file>